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Queue.isWor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cessor.QProcessor( CacheEventQueue a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t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CacheEventQueue( ICacheListener listener , long listenerId , String cacheName , int maxFailure , int waitBeforeRe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eEvent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cessor.ru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acheEventQueue.addRemoveAll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destro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cheEventQueue.setWork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tak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veAll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setWaitToDieMillis( int wt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EventQueue.getWaitToDi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Event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acheEventQueue.put( AbstractCach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eEventQueu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addDispos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addPutEvent( ICacheElement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stop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All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setAlive( boolean a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Event.PutEvent( ICacheElement 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acheEventQueue.getQue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RemoveEven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addRemoveEven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CacheEventQueue( ICacheListener listener , long listenerId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